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text-properties officeooo:paragraph-rsid="00da485d"/>
    </style:style>
    <style:style style:name="P56" style:family="paragraph" style:parent-style-name="Table_20_Contents">
      <style:text-properties style:font-name="Liberation Sans1"/>
    </style:style>
    <style:style style:name="P57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8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1" style:family="paragraph" style:parent-style-name="Table_20_Contents">
      <style:text-properties style:font-name="Liberation Sans1" officeooo:rsid="001b3b5b" officeooo:paragraph-rsid="001f99ba"/>
    </style:style>
    <style:style style:name="P102" style:family="paragraph" style:parent-style-name="Table_20_Contents">
      <style:text-properties style:font-name="Liberation Sans1" officeooo:rsid="001b3b5b" officeooo:paragraph-rsid="0087e85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4" style:family="paragraph" style:parent-style-name="Table_20_Contents">
      <style:text-properties style:font-name="Liberation Sans1" officeooo:paragraph-rsid="0087e852"/>
    </style:style>
    <style:style style:name="P10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7">DATE: </text:p>
          </table:table-cell>
          <table:table-cell table:style-name="Table1.A1" office:value-type="string">
            <text:p text:style-name="P59"><text:span text:style-name="T3">REGISTRATION</text:span>: </text:p>
          </table:table-cell>
          <table:table-cell table:style-name="Table1.C1" office:value-type="string">
            <text:p text:style-name="P69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7">Before flight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6"/>
          </table:table-cell>
          <table:table-cell table:style-name="Течности.H2" office:value-type="string">
            <text:p text:style-name="P56"/>
          </table:table-cell>
        </table:table-row>
        <table:table-row>
          <table:table-cell table:style-name="Течности.A3" office:value-type="string">
            <text:p text:style-name="P93">ADDED</text:p>
          </table:table-cell>
          <table:table-cell table:style-name="Течности.B3" office:value-type="string">
            <text:p text:style-name="P91">l</text:p>
          </table:table-cell>
          <table:table-cell table:style-name="Течности.C3" office:value-type="string">
            <text:p text:style-name="P91">l</text:p>
          </table:table-cell>
          <table:table-cell table:style-name="Течности.D3" office:value-type="string">
            <text:p text:style-name="P89">l</text:p>
          </table:table-cell>
          <table:table-cell table:style-name="Течности.E1" office:value-type="string">
            <text:p text:style-name="P56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6"/>
          </table:table-cell>
          <table:table-cell table:style-name="Течности.H3" office:value-type="string">
            <text:p text:style-name="P56"/>
          </table:table-cell>
        </table:table-row>
        <table:table-row>
          <table:table-cell table:style-name="Течности.A2" office:value-type="string">
            <text:p text:style-name="P87">After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6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7"/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09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SHUTDOWN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6"/>
          </table:table-cell>
          <table:table-cell table:style-name="Info.H3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4" table:number-columns-spanned="2" office:value-type="string">
            <text:p text:style-name="P97">ON CHOCKS</text:p>
          </table:table-cell>
          <table:covered-table-cell/>
          <table:table-cell table:style-name="Info.G4" office:value-type="string">
            <text:p text:style-name="P56"/>
          </table:table-cell>
          <table:table-cell table:style-name="Info.D1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6"/>
          </table:table-cell>
          <table:table-cell table:style-name="Info.H3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97">LANDING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6"/>
          </table:table-cell>
          <table:table-cell table:style-name="Info.H7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56"/>
          </table:table-cell>
          <table:table-cell table:style-name="Info.D1" office:value-type="string">
            <text:p text:style-name="P56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5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ATIS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1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5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GRND</text:p>
          </table:table-cell>
          <table:table-cell table:style-name="Info.E2" office:value-type="string">
            <text:p text:style-name="P64"/>
          </table:table-cell>
          <table:table-cell table:style-name="Info.E2" office:value-type="string">
            <text:p text:style-name="P62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/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TWR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1">TWR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4" office:value-type="string">
            <text:p text:style-name="P84"/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84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RADAR</text:p>
          </table:table-cell>
          <table:table-cell table:style-name="Info.E2" office:value-type="string">
            <text:p text:style-name="P103"/>
          </table:table-cell>
          <table:table-cell table:style-name="Info.E2" office:value-type="string">
            <text:p text:style-name="P62">GRND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5" office:value-type="string">
            <text:p text:style-name="P84"/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85"/>
          </table:table-cell>
          <table:table-cell table:style-name="Info.D1" office:value-type="string">
            <text:p text:style-name="P56"/>
          </table:table-cell>
          <table:table-cell table:style-name="Info.E2" office:value-type="string">
            <text:p text:style-name="P61">FIS/ACC</text:p>
          </table:table-cell>
          <table:table-cell table:style-name="Info.E2" office:value-type="string">
            <text:p text:style-name="P66">130.600</text:p>
          </table:table-cell>
          <table:table-cell table:style-name="Info.E2" office:value-type="string">
            <text:p text:style-name="P61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89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4</text:p>
          </table:table-cell>
          <table:table-cell table:style-name="Table5.N3" office:value-type="string">
            <text:p text:style-name="P52">194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9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7</text:p>
          </table:table-cell>
          <table:table-cell table:style-name="Table5.N3" office:value-type="string">
            <text:p text:style-name="P52">19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4000</text:p>
          </table:table-cell>
          <table:table-cell table:style-name="Table5.A3" office:value-type="string">
            <text:p text:style-name="P52">4500</text:p>
          </table:table-cell>
          <table:table-cell table:style-name="Table5.G3" office:value-type="string">
            <text:p text:style-name="P52">19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8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98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61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65</text:p>
          </table:table-cell>
          <table:table-cell table:style-name="Table5.N3" office:value-type="string">
            <text:p text:style-name="P52">266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30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7</text:p>
          </table:table-cell>
          <table:table-cell table:style-name="Table5.A3" office:value-type="string">
            <text:p text:style-name="P52">7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309</text:p>
          </table:table-cell>
          <table:table-cell table:style-name="Table5.N3" office:value-type="string">
            <text:p text:style-name="P52">308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49">ZEMEN</text:p>
          </table:table-cell>
          <table:table-cell table:style-name="Table5.A3" office:value-type="string">
            <text:p text:style-name="P52">11.5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44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8</text:p>
          </table:table-cell>
          <table:table-cell table:style-name="Table5.A3" office:value-type="string">
            <text:p text:style-name="P52">7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48</text:p>
          </table:table-cell>
          <table:table-cell table:style-name="Table5.N3" office:value-type="string">
            <text:p text:style-name="P52">249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ZEMEN</text:p>
          </table:table-cell>
          <table:table-cell table:style-name="Table5.A9" office:value-type="string">
            <text:p text:style-name="P49">KYUSTENDIL</text:p>
          </table:table-cell>
          <table:table-cell table:style-name="Table5.A9" office:value-type="string">
            <text:p text:style-name="P52">11</text:p>
          </table:table-cell>
          <table:table-cell table:style-name="Table5.A9" office:value-type="string">
            <text:p text:style-name="P52">3000</text:p>
          </table:table-cell>
          <table:table-cell table:style-name="Table5.A9" office:value-type="string">
            <text:p text:style-name="P52">6000</text:p>
          </table:table-cell>
          <table:table-cell table:style-name="Table5.G9" office:value-type="string">
            <text:p text:style-name="P52">182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101</text:p>
          </table:table-cell>
          <table:table-cell table:style-name="Table5.A9" office:value-type="string">
            <text:p text:style-name="P52">7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85</text:p>
          </table:table-cell>
          <table:table-cell table:style-name="Table5.N9" office:value-type="string">
            <text:p text:style-name="P52">187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8">DATE: </text:p>
          </table:table-cell>
          <table:table-cell table:style-name="Table2.A1" office:value-type="string">
            <text:p text:style-name="P60"><text:span text:style-name="T3">REGISTRATION</text:span>: </text:p>
          </table:table-cell>
          <table:table-cell table:style-name="Table2.C1" office:value-type="string">
            <text:p text:style-name="P69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8">Before flight</text:p>
          </table:table-cell>
          <table:table-cell table:style-name="Table3.A2" office:value-type="string">
            <text:p text:style-name="P90">gal</text:p>
          </table:table-cell>
          <table:table-cell table:style-name="Table3.A2" office:value-type="string">
            <text:p text:style-name="P90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4"/>
          </table:table-cell>
          <table:table-cell table:style-name="Table3.H2" office:value-type="string">
            <text:p text:style-name="P104"/>
          </table:table-cell>
        </table:table-row>
        <table:table-row>
          <table:table-cell table:style-name="Table3.A3" office:value-type="string">
            <text:p text:style-name="P94">ADDED</text:p>
          </table:table-cell>
          <table:table-cell table:style-name="Table3.B3" office:value-type="string">
            <text:p text:style-name="P92">l</text:p>
          </table:table-cell>
          <table:table-cell table:style-name="Table3.C3" office:value-type="string">
            <text:p text:style-name="P92">l</text:p>
          </table:table-cell>
          <table:table-cell table:style-name="Table3.D3" office:value-type="string">
            <text:p text:style-name="P90">l</text:p>
          </table:table-cell>
          <table:table-cell table:style-name="Table3.E1" office:value-type="string">
            <text:p text:style-name="P104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4"/>
          </table:table-cell>
          <table:table-cell table:style-name="Table3.H3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88">After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09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SHUTDOWN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4"/>
          </table:table-cell>
          <table:table-cell table:style-name="Table4.H3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4" table:number-columns-spanned="2" office:value-type="string">
            <text:p text:style-name="P98">ON CHOCKS</text:p>
          </table:table-cell>
          <table:covered-table-cell/>
          <table:table-cell table:style-name="Table4.G4" office:value-type="string">
            <text:p text:style-name="P104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4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LANDING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H7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6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ATIS</text:p>
          </table:table-cell>
          <table:table-cell table:style-name="Table4.E2" office:value-type="string">
            <text:p text:style-name="P65"/>
          </table:table-cell>
          <table:table-cell table:style-name="Table4.E2" office:value-type="string">
            <text:p text:style-name="P63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6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GRND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GRND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3" office:value-type="string">
            <text:p text:style-name="P85"/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TW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TWR</text:p>
          </table:table-cell>
          <table:table-cell table:style-name="Table4.G2" office:value-type="string">
            <text:p text:style-name="P68"/>
          </table:table-cell>
        </table:table-row>
        <table:table-row>
          <table:table-cell table:style-name="Table4.A14" office:value-type="string">
            <text:p text:style-name="P85"/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RADA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3">RADAR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3">FIS/ACC</text:p>
          </table:table-cell>
          <table:table-cell table:style-name="Table4.E2" office:value-type="string">
            <text:p text:style-name="P67">130.600</text:p>
          </table:table-cell>
          <table:table-cell table:style-name="Table4.E2" office:value-type="string">
            <text:p text:style-name="P63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KYUSTENDIL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52">19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87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03</text:p>
          </table:table-cell>
          <table:table-cell table:style-name="Table6.A3" office:value-type="string">
            <text:p text:style-name="P52">1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93</text:p>
          </table:table-cell>
          <table:table-cell table:style-name="Table6.N3" office:value-type="string">
            <text:p text:style-name="P52">92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52">20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65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02</text:p>
          </table:table-cell>
          <table:table-cell table:style-name="Table6.A3" office:value-type="string">
            <text:p text:style-name="P52">1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71</text:p>
          </table:table-cell>
          <table:table-cell table:style-name="Table6.N3" office:value-type="string">
            <text:p text:style-name="P52">70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52">8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1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9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8</text:p>
          </table:table-cell>
          <table:table-cell table:style-name="Table6.N3" office:value-type="string">
            <text:p text:style-name="P52">6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4500</text:p>
          </table:table-cell>
          <table:table-cell table:style-name="Table6.G3" office:value-type="string">
            <text:p text:style-name="P52">11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8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8</text:p>
          </table:table-cell>
          <table:table-cell table:style-name="Table6.N3" office:value-type="string">
            <text:p text:style-name="P52">16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6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7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9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4</text:p>
          </table:table-cell>
          <table:table-cell table:style-name="Table6.N3" office:value-type="string">
            <text:p text:style-name="P52">14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G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52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/>
          </table:table-cell>
          <table:table-cell table:style-name="Table6.N9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8-22T06:48:29.291352239</dc:date>
    <meta:editing-cycles>189</meta:editing-cycles>
    <meta:editing-duration>PT8H13M35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35" meta:word-count="371" meta:character-count="1353" meta:non-whitespace-character-count="1311"/>
  </office:meta>
</office:document-meta>
</file>